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5000001E42BC2DCEDFCED7C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605cm" draw:z-index="0"><draw:image xlink:href="Pictures/10000201000002C5000001E42BC2DCEDFCED7C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44:36.327371706</meta:creation-date>
    <dc:date>2019-01-31T10:45:04.240368349</dc:date>
    <meta:editing-duration>PT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